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Leaderart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1:33:13.072960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29</meta:editing-cycles>
    <meta:print-date>2015-08-11T07:19:34</meta:print-date>
    <meta:creation-date>2015-08-11T07:17:40</meta:creation-date>
    <dc:date>2016-07-07T13:24:12.178630799</dc:date>
    <meta:editing-duration>PT9H2M42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